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EARCH:</text:p>
      <text:p text:style-name="Standard"/>
      <text:p text:style-name="Standard">POINT_WHY: Children within a certain age group are not allowed to use headsets. Creating VR content requiring headsets would isolate them.</text:p>
      <text:p text:style-name="Standard"/>
      <text:p text:style-name="Standard">POINT_SOLUTION: Creating content that doesn't require headset. But can use existing technology at their disposal.</text:p>
      <text:p text:style-name="Standard"/>
      <text:p text:style-name="Standard">PONIT_RESEARCH: <text:a xlink:type="simple" xlink:href="https://www.youtube.com/watch?v=nkBZlx4Tkpc" text:style-name="Internet_20_link" text:visited-style-name="Visited_20_Internet_20_Link">https://www.youtube.com/watch?v=nkBZlx4Tkpc</text:a></text:p>
      <text:p text:style-name="Standard">Creating virtual reality training without using headset.</text:p>
      <text:p text:style-name="Standard"/>
      <text:p text:style-name="Standard">Mobile</text:p>
      <text:p text:style-name="Standard">Desktop</text:p>
      <text:p text:style-name="Standard"/>
      <text:p text:style-name="Standard">Scalability across location</text:p>
      <text:p text:style-name="Standard">and cost – direct reasons linked to my wanting to use headsetless technology.</text:p>
      <text:p text:style-name="Standard"/>
      <text:p text:style-name="Standard">Mobile VR experience: This could include phones or tablets. You can move around in the scene and interact by touching the screen</text:p>
      <text:p text:style-name="Standard"/>
      <text:p text:style-name="Standard">Limitations: <text:s/>Small screen size, less immerstiveness, Need to have a device that is compatible with the program.</text:p>
      <text:p text:style-name="Standard"/>
      <text:p text:style-name="Standard"/>
      <text:p text:style-name="Standard">Desktop VR experience: Not as immersive, limited functionality with mouse and keyboard, compatibility issues.</text:p>
      <text:p text:style-name="Standard"/>
      <text:p text:style-name="P2"/>
      <text:p text:style-name="Standard">UwVR Work:</text:p>
      <text:p text:style-name="Standard"/>
      <text:p text:style-name="Standard"/>
      <text:p text:style-name="Standard">Reviewing available resources there are a number of available ways to create VR for web.</text:p>
      <text:p text:style-name="Standard"/>
      <text:p text:style-name="Standard">I will focus on Unity and WebVR. Seeing as we were taught unity in class. </text:p>
      <text:p text:style-name="Standard"/>
      <text:p text:style-name="Standard">MAIN EXPERIMENT: Create an interactive 3D content for WebVr, that will have pop-up icons for more information and learning. Users should be able to rotate, zoom, and pan around the 3D model.</text:p>
      <text:p text:style-name="Standard"/>
      <text:p text:style-name="Standard">More advanced features include:</text:p>
      <text:list xml:id="list2214023212730236338" text:style-name="L1">
        <text:list-item>
          <text:p text:style-name="P1">Selecting certain aspects of the model</text:p>
        </text:list-item>
        <text:list-item>
          <text:p text:style-name="P1">isolating an aspect while hiding the rest and making that the centre of the frame.</text:p>
        </text:list-item>
        <text:list-item>
          <text:p text:style-name="P1">Dissassemble and reassemble the whole model. For better viewing purpo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54S</meta:editing-duration>
    <meta:editing-cycles>10</meta:editing-cycles>
    <meta:generator>OpenOffice/4.1.13$Win32 OpenOffice.org_project/4113m1$Build-9810</meta:generator>
    <dc:date>2023-03-17T18:34:14.81</dc:date>
    <dc:creator>Tughu Aiyewa</dc:creator>
    <meta:document-statistic meta:table-count="0" meta:image-count="0" meta:object-count="0" meta:page-count="1" meta:paragraph-count="20" meta:word-count="219" meta:character-count="1430"/>
    <meta:user-defined meta:name="Info 1"/>
    <meta:user-defined meta:name="Info 2"/>
    <meta:user-defined meta:name="Info 3"/>
    <meta:user-defined meta:name="Info 4"/>
  </office:meta>
</office:document-meta>
</file>